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Prix lot</text:p>
          </table:table-cell>
          <table:table-cell office:value-type="string" calcext:value-type="string">
            <text:p>Quantité lot</text:p>
          </table:table-cell>
          <table:table-cell office:value-type="string" calcext:value-type="string">
            <text:p>Prix unitaire</text:p>
          </table:table-cell>
          <table:table-cell/>
          <table:table-cell office:value-type="string" calcext:value-type="string">
            <text:p>Nbr nécessaire</text:p>
          </table:table-cell>
          <table:table-cell office:value-type="string" calcext:value-type="string">
            <text:p>Cout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<text:a xlink:href="https://www.amazon.fr/AZDelivery-D1-Mini-développement-compatible/dp/B0754W6Z2F" xlink:type="simple">https://www.amazon.fr/AZDelivery-D1-Mini-d%C3%A9veloppement-compatible/dp/B0754W6Z2F</text:a></text:p>
          </table:table-cell>
          <table:table-cell office:value-type="float" office:value="19.99" calcext:value-type="float">
            <text:p>19,99</text:p>
          </table:table-cell>
          <table:table-cell office:value-type="float" office:value="5" calcext:value-type="float">
            <text:p>5</text:p>
          </table:table-cell>
          <table:table-cell table:formula="of:=[.C2] / [.D2]" office:value-type="float" office:value="3.998" calcext:value-type="float">
            <text:p>3,9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*[.G2]" office:value-type="float" office:value="3.998" calcext:value-type="float">
            <text:p>3,998</text:p>
          </table:table-cell>
        </table:table-row>
        <table:table-row table:style-name="ro1">
          <table:table-cell office:value-type="string" calcext:value-type="string">
            <text:p>Leds puissantes</text:p>
          </table:table-cell>
          <table:table-cell office:value-type="string" calcext:value-type="string">
            <text:p><text:a xlink:href="https://www.amazon.fr/BTF-LIGHTING-adressables-individuels-dissipateur-thermique/dp/B088K6C7TJ" xlink:type="simple">https://www.amazon.fr/BTF-LIGHTING-adressables-individuels-dissipateur-thermique/dp/B088K6C7TJ</text:a></text:p>
          </table:table-cell>
          <table:table-cell office:value-type="float" office:value="19.99" calcext:value-type="float">
            <text:p>19,99</text:p>
          </table:table-cell>
          <table:table-cell office:value-type="float" office:value="100" calcext:value-type="float">
            <text:p>100</text:p>
          </table:table-cell>
          <table:table-cell table:formula="of:=[.C3] / [.D3]" office:value-type="float" office:value="0.1999" calcext:value-type="float">
            <text:p>0,199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3]*[.G3]" office:value-type="float" office:value="0.5997" calcext:value-type="float">
            <text:p>0,5997</text:p>
          </table:table-cell>
        </table:table-row>
        <table:table-row table:style-name="ro1">
          <table:table-cell office:value-type="string" calcext:value-type="string">
            <text:p>Inters 2 positions</text:p>
          </table:table-cell>
          <table:table-cell office:value-type="string" calcext:value-type="string">
            <text:p><text:a xlink:href="https://www.amazon.fr/Heschen-Interrupteur-bascule-bornes-250-VAC/dp/B076VRHF8H" xlink:type="simple">https://www.amazon.fr/Heschen-Interrupteur-bascule-bornes-250-VAC/dp/B076VRHF8H</text:a></text:p>
          </table:table-cell>
          <table:table-cell office:value-type="float" office:value="6.99" calcext:value-type="float">
            <text:p>6,99</text:p>
          </table:table-cell>
          <table:table-cell office:value-type="float" office:value="5" calcext:value-type="float">
            <text:p>5</text:p>
          </table:table-cell>
          <table:table-cell table:formula="of:=[.C4] / [.D4]" office:value-type="float" office:value="1.398" calcext:value-type="float">
            <text:p>1,39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]*[.G4]" office:value-type="float" office:value="4.194" calcext:value-type="float">
            <text:p>4,194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string" calcext:value-type="string">
            <text:p>https://www.amazon.fr/AZDelivery-Capteur-dalarme-Arduino-compris/dp/B07ZYVH6XM</text:p>
          </table:table-cell>
          <table:table-cell office:value-type="float" office:value="6.49" calcext:value-type="float">
            <text:p>6,49</text:p>
          </table:table-cell>
          <table:table-cell office:value-type="float" office:value="5" calcext:value-type="float">
            <text:p>5</text:p>
          </table:table-cell>
          <table:table-cell table:formula="of:=[.C5] / [.D5]" office:value-type="float" office:value="1.298" calcext:value-type="float">
            <text:p>1,2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5]*[.G5]" office:value-type="float" office:value="1.298" calcext:value-type="float">
            <text:p>1,2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im 220 / 5V</text:p>
          </table:table-cell>
          <table:table-cell office:value-type="string" calcext:value-type="string">
            <text:p>https://www.amazon.fr/AC-DC-700mA-Power-Supply-Module/dp/B08KH82YK1</text:p>
          </table:table-cell>
          <table:table-cell office:value-type="float" office:value="16.36" calcext:value-type="float">
            <text:p>16,36</text:p>
          </table:table-cell>
          <table:table-cell office:value-type="float" office:value="5" calcext:value-type="float">
            <text:p>5</text:p>
          </table:table-cell>
          <table:table-cell table:formula="of:=[.C7] / [.D7]" office:value-type="float" office:value="3.272" calcext:value-type="float">
            <text:p>3,27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7]*[.G7]" office:value-type="float" office:value="3.272" calcext:value-type="float">
            <text:p>3,272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https://www.amazon.fr/dp/B08TWM1LQ6</text:p>
          </table:table-cell>
          <table:table-cell office:value-type="float" office:value="11.89" calcext:value-type="float">
            <text:p>11,89</text:p>
          </table:table-cell>
          <table:table-cell office:value-type="float" office:value="10" calcext:value-type="float">
            <text:p>10</text:p>
          </table:table-cell>
          <table:table-cell table:formula="of:=[.C8] / [.D8]" office:value-type="float" office:value="1.189" calcext:value-type="float">
            <text:p>1,18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8]*[.G8]" office:value-type="float" office:value="1.189" calcext:value-type="float">
            <text:p>1,189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Proto total price</text:p>
          </table:table-cell>
          <table:table-cell table:formula="of:=SUM([.C2:.C13])" office:value-type="float" office:value="81.71" calcext:value-type="float">
            <text:p>81,7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H2:.H13])" office:value-type="float" office:value="14.5507" calcext:value-type="float">
            <text:p>14,5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34:57.566505296</meta:creation-date>
    <dc:date>2023-01-11T12:18:49.487114562</dc:date>
    <meta:editing-duration>PT13M20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